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89in"/>
    </style:style>
    <style:style style:name="co3" style:family="table-column">
      <style:table-column-properties fo:break-before="auto" style:column-width="1.1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H552 Baud rate accuracy calculato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is calculator shows the achieved baud rate vs reques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d rate for the most common settings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divisor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d</text:p>
          </table:table-cell>
          <table:table-cell table:formula="of:=[.B6]/[.B7]" office:value-type="float" office:value="1000000" calcext:value-type="float">
            <text:p>10000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uart1 setting</text:p>
          </table:table-cell>
          <table:table-cell table:style-name="ce1" office:value-type="string" calcext:value-type="string">
            <text:p>SBAUD1</text:p>
          </table:table-cell>
          <table:table-cell table:style-name="ce1" office:value-type="string" calcext:value-type="string">
            <text:p>uart1 achieved</text:p>
          </table:table-cell>
          <table:table-cell table:style-name="ce1" office:value-type="string" calcext:value-type="string">
            <text:p>% error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table:formula="of:=256-FLOOR([.$B$8]/[.A12])" office:value-type="float" office:value="152" calcext:value-type="float">
            <text:p>152</text:p>
          </table:table-cell>
          <table:table-cell table:style-name="ce2" table:formula="of:=[.$B$8]/(256-[.B12])" office:value-type="float" office:value="9615.38461538462" calcext:value-type="float">
            <text:p>9615.38</text:p>
          </table:table-cell>
          <table:table-cell table:style-name="ce3" table:formula="of:=ABS(([.C12]-[.A12])/[.A12])" office:value-type="percentage" office:value="0.00160256410256409" calcext:value-type="percentage">
            <text:p>0.16%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table:formula="of:=256-FLOOR([.$B$8]/[.A13])" office:value-type="float" office:value="187" calcext:value-type="float">
            <text:p>187</text:p>
          </table:table-cell>
          <table:table-cell table:style-name="ce2" table:formula="of:=[.$B$8]/(256-[.B13])" office:value-type="float" office:value="14492.7536231884" calcext:value-type="float">
            <text:p>14492.75</text:p>
          </table:table-cell>
          <table:table-cell table:style-name="ce3" table:formula="of:=ABS(([.C13]-[.A13])/[.A13])" office:value-type="percentage" office:value="0.00644122383252819" calcext:value-type="percentage">
            <text:p>0.64%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formula="of:=256-FLOOR([.$B$8]/[.A14])" office:value-type="float" office:value="204" calcext:value-type="float">
            <text:p>204</text:p>
          </table:table-cell>
          <table:table-cell table:style-name="ce2" table:formula="of:=[.$B$8]/(256-[.B14])" office:value-type="float" office:value="19230.7692307692" calcext:value-type="float">
            <text:p>19230.77</text:p>
          </table:table-cell>
          <table:table-cell table:style-name="ce3" table:formula="of:=ABS(([.C14]-[.A14])/[.A14])" office:value-type="percentage" office:value="0.00160256410256409" calcext:value-type="percentage">
            <text:p>0.16%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table:formula="of:=256-FLOOR([.$B$8]/[.A15])" office:value-type="float" office:value="230" calcext:value-type="float">
            <text:p>230</text:p>
          </table:table-cell>
          <table:table-cell table:style-name="ce2" table:formula="of:=[.$B$8]/(256-[.B15])" office:value-type="float" office:value="38461.5384615385" calcext:value-type="float">
            <text:p>38461.54</text:p>
          </table:table-cell>
          <table:table-cell table:style-name="ce3" table:formula="of:=ABS(([.C15]-[.A15])/[.A15])" office:value-type="percentage" office:value="0.00160256410256409" calcext:value-type="percentage">
            <text:p>0.16%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formula="of:=256-FLOOR([.$B$8]/[.A16])" office:value-type="float" office:value="239" calcext:value-type="float">
            <text:p>239</text:p>
          </table:table-cell>
          <table:table-cell table:style-name="ce2" table:formula="of:=[.$B$8]/(256-[.B16])" office:value-type="float" office:value="58823.5294117647" calcext:value-type="float">
            <text:p>58823.53</text:p>
          </table:table-cell>
          <table:table-cell table:style-name="ce3" table:formula="of:=ABS(([.C16]-[.A16])/[.A16])" office:value-type="percentage" office:value="0.0212418300653595" calcext:value-type="percentage">
            <text:p>2.12%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256-FLOOR([.$B$8]/[.A17])" office:value-type="float" office:value="246" calcext:value-type="float">
            <text:p>246</text:p>
          </table:table-cell>
          <table:table-cell table:style-name="ce2" table:formula="of:=[.$B$8]/(256-[.B17])" office:value-type="float" office:value="100000" calcext:value-type="float">
            <text:p>100000.00</text:p>
          </table:table-cell>
          <table:table-cell table:style-name="ce3" table:formula="of:=ABS(([.C17]-[.A17])/[.A17]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15200" calcext:value-type="float">
            <text:p>115200</text:p>
          </table:table-cell>
          <table:table-cell table:formula="of:=256-FLOOR([.$B$8]/[.A18])" office:value-type="float" office:value="248" calcext:value-type="float">
            <text:p>248</text:p>
          </table:table-cell>
          <table:table-cell table:style-name="ce2" table:formula="of:=[.$B$8]/(256-[.B18])" office:value-type="float" office:value="125000" calcext:value-type="float">
            <text:p>125000.00</text:p>
          </table:table-cell>
          <table:table-cell table:style-name="ce3" table:formula="of:=ABS(([.C18]-[.A18])/[.A18])" office:value-type="percentage" office:value="0.0850694444444444" calcext:value-type="percentage">
            <text:p>8.51%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table:formula="of:=256-FLOOR([.$B$8]/[.A19])" office:value-type="float" office:value="249" calcext:value-type="float">
            <text:p>249</text:p>
          </table:table-cell>
          <table:table-cell table:style-name="ce2" table:formula="of:=[.$B$8]/(256-[.B19])" office:value-type="float" office:value="142857.142857143" calcext:value-type="float">
            <text:p>142857.14</text:p>
          </table:table-cell>
          <table:table-cell table:style-name="ce3" table:formula="of:=ABS(([.C19]-[.A19])/[.A19])" office:value-type="percentage" office:value="0.116071428571429" calcext:value-type="percentage">
            <text:p>11.61%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table:formula="of:=256-FLOOR([.$B$8]/[.A20])" office:value-type="float" office:value="253" calcext:value-type="float">
            <text:p>253</text:p>
          </table:table-cell>
          <table:table-cell table:style-name="ce2" table:formula="of:=[.$B$8]/(256-[.B20])" office:value-type="float" office:value="333333.333333333" calcext:value-type="float">
            <text:p>333333.33</text:p>
          </table:table-cell>
          <table:table-cell table:style-name="ce3" table:formula="of:=ABS(([.C20]-[.A20])/[.A20])" office:value-type="percentage" office:value="0.302083333333333" calcext:value-type="percentage">
            <text:p>30.21%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256-FLOOR([.$B$8]/[.A21])" office:value-type="float" office:value="255" calcext:value-type="float">
            <text:p>255</text:p>
          </table:table-cell>
          <table:table-cell table:style-name="ce2" table:formula="of:=[.$B$8]/(256-[.B21])" office:value-type="float" office:value="1000000" calcext:value-type="float">
            <text:p>1000000.00</text:p>
          </table:table-cell>
          <table:table-cell table:style-name="ce3" table:formula="of:=ABS(([.C21]-[.A21])/[.A21])" office:value-type="percentage" office:value="0" calcext:value-type="percentage">
            <text:p>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 style:data-style-name="N2" text:time-value="11:22:51.1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8T16:03:49.558000000</meta:creation-date>
    <dc:date>2022-09-12T11:25:38.963000000</dc:date>
    <meta:editing-duration>PT4M43S</meta:editing-duration>
    <meta:editing-cycles>3</meta:editing-cycles>
    <meta:generator>LibreOffice/7.0.4.2$Windows_X86_64 LibreOffice_project/dcf040e67528d9187c66b2379df5ea4407429775</meta:generator>
    <meta:document-statistic meta:table-count="1" meta:cell-count="55" meta:object-count="0"/>
  </office:meta>
</office:document-meta>
</file>